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767cm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系统程序员成长计划-容器与算法(一)（上）</text:p>
      <text:p text:style-name="Standard"/>
      <text:p text:style-name="Standard">前面我们通过组合的方法，用双向链表实现了队列。大家已经看到，它的实现非常简单。有的读者可能会问了：你说过双向链表和动态数组都有各自的适用范围，在有的情况下，用双向链表合适，在有的情况下，用动态数组合适。你用双向链表实现了队列，是不是有必要用动态数组再实现一次呢？如果对栈同样如此，那是不是做了太多重复的工作，有违背DRY(don’t repeat yourself)原则呢？</text:p>
      <text:p text:style-name="Standard"/>
      <text:p text:style-name="Standard">问得好，这就是本章要学习的。我们请读者实现一个队列，要求如下：</text:p>
      <text:p text:style-name="Standard"/>
      <text:p text:style-name="Standard">o由调用者决定用双向链表实现还是用动态数组实现，</text:p>
      <text:p text:style-name="Standard">o 在运行时决定，而不是在编译时决定（宏定义）。</text:p>
      <text:p text:style-name="Standard">o 如果调用者乐意，他以后还可以选择用单向链表来实现，而不必修改队列的实现代码。</text:p>
      <text:p text:style-name="Standard">o Don’t Repeat Yourself。</text:p>
      <text:p text:style-name="Standard"/>
      <text:p text:style-name="Standard">请读者不要急着看后面的内容，先仔细想想，尝试完成这个任务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容器</text:p>
      <text:p text:style-name="Standard"/>
      <text:p text:style-name="Standard">在运行时动态选择实现方式，这个问题可是有点难度的。我很少见人能独立完成，最常见的做法是：用一个参数来决定调用双向链表的函数还是动态数组的函数。如：</text:p>
      <text:p text:style-name="Standard"/>
      <text:p text:style-name="Standard">Ret <text:s text:c="5"/>queue_head(Queue* thiz, void** data)</text:p>
      <text:p text:style-name="Standard">{</text:p>
      <text:p text:style-name="Standard"><text:s text:c="4"/>return_val_if_fail(thiz != NULL &amp;&amp; data != NULL, RET_INVALID_PARAMS);</text:p>
      <text:p text:style-name="Standard"/>
      <text:p text:style-name="Standard"><text:s text:c="4"/>if(thiz-&gt;use_dlist)</text:p>
      <text:p text:style-name="Standard"><text:s text:c="4"/>{</text:p>
      <text:p text:style-name="Standard"><text:s text:c="8"/>return dlist_get_by_index(thiz-&gt;dlist, 0, data);</text:p>
      <text:p text:style-name="Standard"><text:s text:c="4"/>}</text:p>
      <text:p text:style-name="Standard"><text:s text:c="4"/>else</text:p>
      <text:p text:style-name="Standard"><text:s text:c="4"/>{ <text:s text:c="3"/></text:p>
      <text:p text:style-name="Standard"><text:s text:c="8"/>return darray_get_by_index(thiz-&gt;darray, 0, data);</text:p>
      <text:p text:style-name="Standard"><text:s text:c="4"/>}</text:p>
      <text:p text:style-name="Standard">}</text:p>
      <text:p text:style-name="Standard"/>
      <text:p text:style-name="Standard">这种方法满足了前面两个要求，但无法满足第三个要求，它限定了只能使用双向链表和动态数组两种方法来实现队列，要添加其它实现方法(如单向链表)就要修改队列的本身了。当然你可以选择把目前所知的实现方式全部写在里面，但那样会带来复杂度上升，性能下降，空间浪费和错误增加等种种不利因素。更何况在现实中，我们是无法预知所有可能出现的实现方式的。</text:p>
      <text:p text:style-name="Standard"/>
      <text:p text:style-name="Standard">在经过前面反复的练习之后，提到一个对象有多种不同的实现方式时，大部分读者都会想到用接口了，这是很好的。于是有人提出，抽象出一个队列的接口，分别用双向链表和动态数组来实现，这样就可以把调用者和队列的不同实现分开了。</text:p>
      <text:p text:style-name="Standard"/>
      <text:p text:style-name="Standard">这个想法不错，至少通过队列接口可以解决前面三个问题了。但问题是，用双向链表实现的队列和与用动态数组实现的队列，从逻辑上来看，它们完全是重复的，从代码的角度来看，它们又有些差别。如果你亲手去写过，总感觉到里面有点不太对劲，这种感觉通常是需要改进的征兆。在仔细思考之后，我们会发现队列的逻辑是不变的，变化的只是容器。也就是说应该抽象的是容器接口而不是队列接口。</text:p>
      <text:p text:style-name="Standard"/>
      <text:p text:style-name="Standard">最小粒度抽象原则。这个原则是我命名的，虽然不是出自大师之手，但它同样是有效的。接口隔离了调用者和具体实现，不管抽象的粒度大小，接口都能起到隔离变化的作用。但是粒度越大造成的重复越多，上面的例子或许不太明显，假设我们要开发一个OS内核，这个OS可以在不同的硬件平台上运行，硬件平台是变化的，我们只要对硬件平台进行抽象就好了，如果对OS整体进行抽象，则意味着每个硬件平台写一个OS，那样就存在太多重复工作了。</text:p>
      <text:p text:style-name="Standard"/>
      <text:p text:style-name="Standard"><text:soft-page-break/>前面我们在引入Locker这个接口时，是先有这个接口然后再去实现它。这里不过是已经有实现好的双向链表和动态数组，我们再引入容器这个接口而已。它们的目的是一样的：隔离变化。回到正题，下面看看容器的接口：</text:p>
      <text:p text:style-name="Standard"/>
      <text:p text:style-name="Standard">struct _LinearContainer;</text:p>
      <text:p text:style-name="Standard">typedef struct _LinearContainer LinearContainer;</text:p>
      <text:p text:style-name="Standard"/>
      <text:p text:style-name="Standard">typedef Ret (*LinearContainerInsert)(LinearContainer* thiz, size_t index, void* data);</text:p>
      <text:p text:style-name="Standard">typedef Ret (*LinearContainerPrepend)(LinearContainer* thiz, void* data);</text:p>
      <text:p text:style-name="Standard">typedef Ret (*LinearContainerAppend)(LinearContainer* thiz, void* data);</text:p>
      <text:p text:style-name="Standard">typedef Ret (*LinearContainerDelete)(LinearContainer* thiz, size_t index);</text:p>
      <text:p text:style-name="Standard">typedef Ret (*LinearContainerGetByIndex)(LinearContainer* thiz, size_t index, void** data);</text:p>
      <text:p text:style-name="Standard">typedef Ret (*LinearContainerSetByIndex)(LinearContainer* thiz, size_t index, void* data);</text:p>
      <text:p text:style-name="Standard">typedef size_t (*LinearContainerLength)(LinearContainer* thiz);</text:p>
      <text:p text:style-name="Standard">typedef int <text:s text:c="3"/>(*LinearContainerFind)(LinearContainer* thiz, DataCompareFunc cmp, void* ctx);</text:p>
      <text:p text:style-name="Standard">typedef Ret <text:s text:c="3"/>(*LinearContainerForeach)(LinearContainer* thiz, DataVisitFunc visit, void* ctx);</text:p>
      <text:p text:style-name="Standard">typedef void <text:s text:c="2"/>(*LinearContainerDestroy)(LinearContainer* thiz);</text:p>
      <text:p text:style-name="Standard"/>
      <text:p text:style-name="Standard">struct _LinearContainer</text:p>
      <text:p text:style-name="Standard">{</text:p>
      <text:p text:style-name="Standard"><text:s text:c="4"/>LinearContainerInsert <text:s text:c="4"/>insert;</text:p>
      <text:p text:style-name="Standard"><text:s text:c="4"/>LinearContainerPrepend <text:s text:c="3"/>prepend;</text:p>
      <text:p text:style-name="Standard"><text:s text:c="4"/>LinearContainerAppend <text:s text:c="4"/>append;</text:p>
      <text:p text:style-name="Standard"><text:s text:c="4"/>LinearContainerDelete <text:s text:c="4"/>del;</text:p>
      <text:p text:style-name="Standard"><text:s text:c="4"/>LinearContainerGetByIndex get_by_index;</text:p>
      <text:p text:style-name="Standard"><text:s text:c="4"/>LinearContainerSetByIndex set_by_index;</text:p>
      <text:p text:style-name="Standard"><text:s text:c="4"/>LinearContainerLength <text:s text:c="4"/>length;</text:p>
      <text:p text:style-name="Standard"><text:s text:c="4"/>LinearContainerFind <text:s text:c="6"/>find;</text:p>
      <text:p text:style-name="Standard"><text:s text:c="4"/>LinearContainerForeach <text:s text:c="3"/>foreach;</text:p>
      <text:p text:style-name="P1">LinearContainerDestroy <text:s text:c="3"/>destroy;</text:p>
      <text:p text:style-name="Standard"/>
      <text:p text:style-name="Standard"><text:s text:c="4"/>char priv[0];</text:p>
      <text:p text:style-name="Standard">};</text:p>
      <text:p text:style-name="Standard"/>
      <text:p text:style-name="Standard">从上面的代码可以看出，容器接口、双向链表和动态数组的基本上是一致的。</text:p>
      <text:p text:style-name="Standard"/>
      <text:p text:style-name="Standard">下面我们看看基于双向链表的实现：</text:p>
      <text:p text:style-name="Standard"/>
      <text:p text:style-name="Standard">o 数据结构</text:p>
      <text:p text:style-name="Standard">typedef struct _PrivInfo</text:p>
      <text:p text:style-name="Standard">{</text:p>
      <text:p text:style-name="Standard"><text:s text:c="4"/>DList* dlist;</text:p>
      <text:p text:style-name="Standard">}PrivInfo;</text:p>
      <text:p text:style-name="Standard"/>
      <text:p text:style-name="Standard">这是容器的私有数据，它只是对双向链表的包装，请不要与前面的“组合”搞混了：组合是为了实现新的功能，而这里是为了分隔接口和实现，让实现部分可以独立变化。</text:p>
      <text:p text:style-name="Standard"><text:soft-page-break/></text:p>
      <text:p text:style-name="Standard">o 实现接口函数</text:p>
      <text:p text:style-name="Standard"/>
      <text:p text:style-name="Standard">static Ret linear_container_dlist_insert(LinearContainer* thiz, size_t index, void* data)</text:p>
      <text:p text:style-name="Standard">{</text:p>
      <text:p text:style-name="Standard"><text:s text:c="4"/>PrivInfo* priv = (PrivInfo*)thiz-&gt;priv;</text:p>
      <text:p text:style-name="Standard"/>
      <text:p text:style-name="Standard"><text:s text:c="4"/>return dlist_insert(priv-&gt;dlist, index, data);</text:p>
      <text:p text:style-name="Standard">}</text:p>
      <text:p text:style-name="Standard"/>
      <text:p text:style-name="Standard">static Ret linear_container_dlist_delete(LinearContainer* thiz, size_t index) </text:p>
      <text:p text:style-name="Standard">{ </text:p>
      <text:p text:style-name="Standard"><text:s text:c="4"/>PrivInfo* priv = (PrivInfo*)thiz-&gt;priv; </text:p>
      <text:p text:style-name="Standard"/>
      <text:p text:style-name="Standard"><text:s text:c="4"/>return dlist_delete(priv-&gt;dlist, index); </text:p>
      <text:p text:style-name="Standard">} </text:p>
      <text:p text:style-name="Standard"/>
      <text:p text:style-name="Standard">...</text:p>
      <text:p text:style-name="Standard">同样这里只是对参数做简单转发，调用都是一一对应的，其它函数的实现类似，这里就不一个一个的分析了。</text:p>
      <text:p text:style-name="Standard"/>
      <text:p text:style-name="Standard">o 创建函数</text:p>
      <text:p text:style-name="Standard">LinearContainer* linear_container_dlist_create(DataDestroyFunc data_destroy, void* ctx) </text:p>
      <text:p text:style-name="Standard">{ </text:p>
      <text:p text:style-name="Standard"><text:s text:c="4"/>LinearContainer* thiz = (LinearContainer*)malloc(sizeof(LinearContainer) + sizeof(PrivInfo)); </text:p>
      <text:p text:style-name="Standard"/>
      <text:p text:style-name="Standard"><text:s text:c="4"/>if(thiz != NULL) </text:p>
      <text:p text:style-name="Standard"><text:s text:c="4"/>{ </text:p>
      <text:p text:style-name="Standard"><text:s text:c="8"/>PrivInfo* priv = (PrivInfo*)thiz-&gt;priv; </text:p>
      <text:p text:style-name="Standard"><text:s text:c="8"/>priv-&gt;dlist = dlist_create(data_destroy, ctx); </text:p>
      <text:p text:style-name="Standard"/>
      <text:p text:style-name="Standard"><text:s text:c="8"/>thiz-&gt;insert <text:s text:c="7"/>= <text:s/>linear_container_dlist_insert; </text:p>
      <text:p text:style-name="Standard"><text:s text:c="8"/>thiz-&gt;prepend <text:s text:c="6"/>= <text:s/>linear_container_dlist_prepend; </text:p>
      <text:p text:style-name="Standard"><text:s text:c="8"/>thiz-&gt;append <text:s text:c="7"/>= <text:s/>linear_container_dlist_append; </text:p>
      <text:p text:style-name="Standard"><text:s text:c="8"/>thiz-&gt;del <text:s text:c="10"/>= <text:s/>linear_container_dlist_delete; </text:p>
      <text:p text:style-name="Standard"><text:s text:c="8"/>thiz-&gt;get_by_index <text:s/>= <text:s/>linear_container_dlist_get_by_index; </text:p>
      <text:p text:style-name="Standard"><text:s text:c="8"/>thiz-&gt;set_by_index <text:s/>= <text:s/>linear_container_dlist_set_by_index; </text:p>
      <text:p text:style-name="Standard"><text:s text:c="8"/>thiz-&gt;length <text:s text:c="7"/>= <text:s/>linear_container_dlist_length; </text:p>
      <text:p text:style-name="Standard"><text:s text:c="8"/>thiz-&gt;find <text:s text:c="9"/>= <text:s/>linear_container_dlist_find; </text:p>
      <text:p text:style-name="Standard"><text:s text:c="8"/>thiz-&gt;foreach <text:s text:c="6"/>= <text:s/>linear_container_dlist_foreach; </text:p>
      <text:p text:style-name="Standard"><text:s text:c="8"/>thiz-&gt;destroy <text:s text:c="6"/>= <text:s/>linear_container_dlist_destroy; </text:p>
      <text:p text:style-name="Standard"/>
      <text:p text:style-name="Standard"><text:s text:c="8"/>if(priv-&gt;dlist == NULL) </text:p>
      <text:p text:style-name="Standard"><text:soft-page-break/><text:s text:c="8"/>{ </text:p>
      <text:p text:style-name="Standard"><text:s text:c="12"/>free(thiz); </text:p>
      <text:p text:style-name="Standard"><text:s text:c="12"/>thiz = NULL; </text:p>
      <text:p text:style-name="Standard"><text:s text:c="8"/>} </text:p>
      <text:p text:style-name="Standard"><text:s text:c="4"/>} </text:p>
      <text:p text:style-name="Standard"/>
      <text:p text:style-name="Standard">创建函数的主要工作是把函数指针指向实际的函数。</text:p>
      <text:p text:style-name="Standard"/>
      <text:p text:style-name="Standard">有的读者可能会问，你用双向链表和动态数组实现了两个容器，我用双向链表和动态数组实现了两个队列，这没有什么差别啊，至少你的代码量并不会减少。能想到这点是不错的，所谓不怕不识货就怕货比货，这两种方法到底有什么差别呢？</text:p>
      <text:p text:style-name="Standard"/>
      <text:p text:style-name="Standard">前面我们说过，快速排序在元素很少的情况下，它的性能甚至不如冒泡排序高，但是随着元素个数的增加，它的优势就越来越明显了。好的设计也是一样的，在小程序中，它的表现并不比普通设计强多少，但是随着规模的扩大，重用次数的增多，它的优势就会明显起来。单从实现队列来看，容器接口没有什么优势。眼光再看远一点，我们会发现：用同样的方法实现栈不需要重写这些代码了;双向链表和动态数组可以共用一个测试程序; 如果其它地方还有类似的需求，重用次数会越来越多，它的优势就更明显了。</text:p>
      <text:p text:style-name="Standard"/>
      <text:p text:style-name="Standard">下面我们来看看用容器来实现队列：</text:p>
      <text:p text:style-name="Standard"/>
      <text:p text:style-name="Standard">o 数据结构</text:p>
      <text:p text:style-name="Standard">struct _Queue</text:p>
      <text:p text:style-name="Standard">{</text:p>
      <text:p text:style-name="Standard"><text:s text:c="4"/>LinearContainer* linear_container;</text:p>
      <text:p text:style-name="Standard">};</text:p>
      <text:p text:style-name="Standard"/>
      <text:p text:style-name="Standard">o 队列的创建函数</text:p>
      <text:p text:style-name="Standard">Queue* queue_create(LinearContainer* container)</text:p>
      <text:p text:style-name="Standard">{</text:p>
      <text:p text:style-name="Standard"><text:s text:c="4"/>Queue* thiz = NULL;</text:p>
      <text:p text:style-name="Standard"/>
      <text:p text:style-name="Standard"><text:s text:c="4"/>return_val_if_fail(container != NULL, NULL);</text:p>
      <text:p text:style-name="Standard"/>
      <text:p text:style-name="Standard"><text:s text:c="4"/>thiz = (Queue*)malloc(sizeof(Queue));</text:p>
      <text:p text:style-name="Standard"/>
      <text:p text:style-name="Standard"><text:s text:c="4"/>if(thiz != NULL)</text:p>
      <text:p text:style-name="Standard"><text:s text:c="4"/>{</text:p>
      <text:p text:style-name="Standard"><text:s text:c="8"/>thiz-&gt;linear_container = container;</text:p>
      <text:p text:style-name="Standard"><text:s text:c="4"/>}</text:p>
      <text:p text:style-name="Standard"/>
      <text:p text:style-name="Standard"><text:s text:c="4"/>return thiz;</text:p>
      <text:p text:style-name="Standard">}</text:p>
      <text:p text:style-name="Standard"><text:soft-page-break/></text:p>
      <text:p text:style-name="Standard">容器对象由调用者传入，而不是在队列里硬编码，这样它的变化不会影响队列。</text:p>
      <text:p text:style-name="Standard"/>
      <text:p text:style-name="Standard">o 队列的实现函数</text:p>
      <text:p text:style-name="Standard">Ret <text:s text:c="5"/>queue_head(Queue* thiz, void** data)</text:p>
      <text:p text:style-name="Standard">{</text:p>
      <text:p text:style-name="Standard"><text:s text:c="4"/>return_val_if_fail(thiz != NULL &amp;&amp; data != NULL, RET_INVALID_PARAMS);</text:p>
      <text:p text:style-name="Standard"/>
      <text:p text:style-name="Standard"><text:s text:c="4"/>return linear_container_get_by_index(thiz-&gt;linear_container, 0, data);</text:p>
      <text:p text:style-name="Standard">}</text:p>
      <text:p text:style-name="Standard"/>
      <text:p text:style-name="Standard">Ret <text:s text:c="5"/>queue_push(Queue* thiz, void* data) </text:p>
      <text:p text:style-name="Standard">{ </text:p>
      <text:p text:style-name="Standard"><text:s text:c="4"/>return_val_if_fail(thiz != NULL, RET_INVALID_PARAMS); </text:p>
      <text:p text:style-name="Standard"/>
      <text:p text:style-name="Standard"><text:s text:c="4"/>return linear_container_append(thiz-&gt;linear_container, data); </text:p>
      <text:p text:style-name="Standard">} </text:p>
      <text:p text:style-name="Standard">...</text:p>
      <text:p text:style-name="Standard"/>
      <text:p text:style-name="Standard">用容器实现的队列和前面用双向链表实现的队列没有多大差别，只是函数名称不一样而已。</text:p>
      <text:p text:style-name="Standard"/>
      <text:p text:style-name="Standard">由此可见，队列与双向链表和动态数组没有任何关系，队列关心的只是linear_container这个接口，如果调用者想换成单向链表，用单向链表去实现linear_container接口就好了。在C＋＋的标准模板库(STL)里有类似的做法，STL里的Sequence相当于这里的LinearContainer接口。</text:p>
      <text:p text:style-name="Standard"/>
      <text:p text:style-name="Standard">C语言程序中广泛使用上述的做法，但我并不推荐读者这样去实现队列(当然也不反对)。原因是在通常情况下，队列中存放的元素并不多，使用双向链表、动态数组和其它容器都没有多大差别，用最简单的方法实现它就行了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鼎PL细上海宋Uni" style:font-size-asian="12pt" style:language-asian="zh" style:country-asian="CN" style:font-name-complex="文鼎PL细上海宋Un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鼎PL细上海宋Uni" style:font-size-asian="14pt" style:font-name-complex="文鼎PL细上海宋Un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ot</meta:initial-creator>
    <meta:creation-date>2009-03-09T21:39:46</meta:creation-date>
    <dc:creator>root</dc:creator>
    <dc:date>2009-03-10T20:25:10</dc:date>
    <meta:editing-cycles>139</meta:editing-cycles>
    <meta:editing-duration>PT2H3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35" meta:word-count="1481" meta:character-count="5850"/>
  </office:meta>
</office:document-meta>
</file>